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be44"/>
    </style:style>
    <style:style style:name="P2" style:family="paragraph" style:parent-style-name="Standard">
      <style:text-properties fo:font-weight="bold" officeooo:rsid="000ac5ad" officeooo:paragraph-rsid="000ac5ad" style:font-weight-asian="bold" style:font-weight-complex="bold"/>
    </style:style>
    <style:style style:name="P3" style:family="paragraph" style:parent-style-name="Standard">
      <style:text-properties fo:font-weight="normal" officeooo:rsid="000ac5ad" officeooo:paragraph-rsid="000ac5ad" style:font-weight-asian="normal" style:font-weight-complex="normal"/>
    </style:style>
    <style:style style:name="P4" style:family="paragraph" style:parent-style-name="Text_20_body">
      <style:text-properties officeooo:paragraph-rsid="000ac5ad"/>
    </style:style>
    <style:style style:name="P5" style:family="paragraph" style:parent-style-name="Text_20_body">
      <style:text-properties officeooo:rsid="000ac5ad" officeooo:paragraph-rsid="000ac5ad"/>
    </style:style>
    <style:style style:name="P6" style:family="paragraph" style:parent-style-name="Text_20_body">
      <style:text-properties fo:font-weight="bold" officeooo:rsid="000ac5ad" officeooo:paragraph-rsid="000ac5ad" style:font-weight-asian="bold" style:font-weight-complex="bold"/>
    </style:style>
    <style:style style:name="P7" style:family="paragraph" style:parent-style-name="Text_20_body">
      <style:text-properties fo:font-weight="normal" officeooo:rsid="000ac5ad" officeooo:paragraph-rsid="000ac5ad" style:font-weight-asian="normal" style:font-weight-complex="normal"/>
    </style:style>
    <style:style style:name="T1" style:family="text">
      <style:text-properties officeooo:rsid="000abe44"/>
    </style:style>
    <style:style style:name="T2" style:family="text">
      <style:text-properties fo:font-weight="normal" style:font-weight-asian="normal" style:font-weight-complex="normal"/>
    </style:style>
    <style:style style:name="T3" style:family="text">
      <style:text-properties officeooo:rsid="000ac5ad"/>
    </style:style>
    <style:style style:name="T4" style:family="text">
      <style:text-properties fo:font-weight="normal" officeooo:rsid="000ac5a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oss</text:span>_v1/</text:p>
      <text:p text:style-name="Standard">├── prepare.bash <text:s text:c="2"/><text:span text:style-name="T1"># C</text:span>onfigura variables, crea .env, _instance, _flag.txt y el contador (counter.txt).</text:p>
      <text:p text:style-name="Standard">├── start.bash <text:s text:c="7"/><text:span text:style-name="T1">#</text:span> Inicia el contenedor Docker con Docker Compose.</text:p>
      <text:p text:style-name="Standard">├── stop.bash <text:s text:c="7"/><text:span text:style-name="T1"># </text:span>Detiene el contenedor y reinicia el contador (counter.txt a 0).</text:p>
      <text:p text:style-name="Standard">├── docker-compose.yml <text:s text:c="3"/><text:span text:style-name="T1"># </text:span>Define el servicio web basado en PHP y mapea el puerto.</text:p>
      <text:p text:style-name="Standard">├── Dockerfile <text:s text:c="11"/><text:span text:style-name="T1">#</text:span> Instrucciones para construir la imagen Docker a partir de php:8.0-apache.</text:p>
      <text:p text:style-name="P1">├── index.php <text:s text:c="12"/><text:span text:style-name="T1">#</text:span> Código principal formulario para introducir la edad, actualiza el contador <text:span text:style-name="T1">| <text:s text:c="4"/>├ <text:tab/><text:tab/><text:tab/><text:tab/>#</text:span> al superar un umbral <text:span text:style-name="T1">da</text:span> un error <text:span text:style-name="T1">500 </text:span>con la flag.</text:p>
      <text:p text:style-name="Standard">├── counter.txt <text:s text:c="11"/><text:span text:style-name="T1">#</text:span> Archivo donde se almacena el número de peticiones recibidas.</text:p>
      <text:p text:style-name="Standard">├── _flag.txt <text:s text:c="14"/><text:span text:style-name="T1">#</text:span> Archivo que contiene la flag generada durante la preparación del entorno.</text:p>
      <text:p text:style-name="Standard">└── advice/ <text:s text:c="16"/><text:span text:style-name="T1">#</text:span> Carpeta que contiene los archivos con consejos de salud.</text:p>
      <text:p text:style-name="Standard"><text:s text:c="4"/>├── advice1.txt <text:s text:c="5"/><text:span text:style-name="T1"># </text:span>Consejos para edades menores de 18.</text:p>
      <text:p text:style-name="Standard"><text:s text:c="4"/>├── advice2.txt <text:s text:c="5"/><text:span text:style-name="T1">#</text:span> Consejos para edades entre 18 y 34.</text:p>
      <text:p text:style-name="Standard"><text:s text:c="4"/>├── advice3.txt <text:s text:c="5"/><text:span text:style-name="T1">#</text:span> Consejos para edades entre 35 y 59.</text:p>
      <text:p text:style-name="Standard"><text:s text:c="4"/>└── advice4.txt <text:s text:c="5"/><text:span text:style-name="T1">#</text:span> Consejos para edades de 60 en adelante.</text:p>
      <text:p text:style-name="Standard"/>
      <text:p text:style-name="P2">Reto</text:p>
      <text:p text:style-name="P2"><text:span text:style-name="T2">El reto consiste en provocar un ataque DoS controlado sobre un endpoint PHP vulnerable. El endpoint muestra inicialmente un formulario para obtener consejos de salud según la edad. Sin embargo, se lleva un contador de peticiones. Al alcanzar un umbral (por ejemplo, 100 peticiones), el sistema responde con un error 500 en vez de la respuesta normal, mostrando la flag (contenido en </text:span><text:span text:style-name="Source_20_Text"><text:span text:style-name="T2">_flag.txt</text:span></text:span><text:span text:style-name="T2">).</text:span></text:p>
      <text:p text:style-name="Standard"/>
      <text:p text:style-name="P2">Explotar la flag</text:p>
      <text:p text:style-name="P2"/>
      <text:p text:style-name="P3">- Simular un ataque de denegación de servicio (DoS) y alcanzar el umbral que active el error con la flag:</text:p>
      <text:p text:style-name="P3">ab -n 200 -c 20 <text:a xlink:type="simple" xlink:href="http://127.0.0.1:50080/" text:style-name="Internet_20_link" text:visited-style-name="Visited_20_Internet_20_Link">http://127.0.0.1:50080/</text:a></text:p>
      <text:p text:style-name="P3"/>
      <text:p text:style-name="P4"><text:span text:style-name="Strong_20_Emphasis"><text:span text:style-name="T3">-n 200:</text:span></text:span><text:span text:style-name="T4"> Envía un total de 200 peticiones</text:span></text:p>
      <text:p text:style-name="P4"><text:span text:style-name="Strong_20_Emphasis">-c 20:</text:span> Mantiene 20 peticiones concurrentes.</text:p>
      <text:p text:style-name="P4"/>
      <text:p text:style-name="P4">-<text:span text:style-name="T3">Otra forma de hacer mediante bulcle for y curl: </text:span></text:p>
      <text:p text:style-name="P4"><text:span text:style-name="T3">for i in {1..150}; do curl -i http://127.0.0.1:50080/; echo; done</text:span></text:p>
      <text:p text:style-name="P4"/>
      <text:p text:style-name="P5">Cando se alcanza el humbral se devuelve un error 500 que contiene la flag como si fuera un mensaje de error.</text:p>
      <text:p text:style-name="P5"/>
      <text:p text:style-name="P5"/>
      <text:p text:style-name="P5"/>
      <text:p text:style-name="P5"/>
      <text:p text:style-name="P5"/>
      <text:p text:style-name="P5"/>
      <text:p text:style-name="P5"/>
      <text:p text:style-name="P5"><text:soft-page-break/></text:p>
      <text:p text:style-name="P6">Workflow</text:p>
      <text:p text:style-name="P7">- El entorno se prepara con prepare.bash, que configura el puerto, la instancia, la flag y el contador.</text:p>
      <text:p text:style-name="P7">- Con start.bash se levanta el contenedor Docker que ejecuta la aplicación en PHP.</text:p>
      <text:p text:style-name="P7">- El usuario (o atacante) accede a la URL y envía peticiones mediante herramientas de carga (como Apache Benchmark o cURL).</text:p>
      <text:p text:style-name="P7">- Cada petición incrementa el contador en counter.txt.</text:p>
      <text:p text:style-name="P7">- Al alcanzar el umbral, la aplicación responde con un error HTTP 500 que incluye la flag en el mensaje de error.</text:p>
      <text:p text:style-name="P7">- El reto se puede detener con stop.bash, que además reinicia el contador a 0 para poder repetir la prue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4.2$Linux_X86_64 LibreOffice_project/480$Build-2</meta:generator>
    <dc:date>2025-02-11T20:20:31.206877273</dc:date>
    <meta:editing-duration>PT24M22S</meta:editing-duration>
    <meta:editing-cycles>1</meta:editing-cycles>
    <meta:document-statistic meta:table-count="0" meta:image-count="0" meta:object-count="0" meta:page-count="2" meta:paragraph-count="31" meta:word-count="419" meta:character-count="2600" meta:non-whitespace-character-count="2084"/>
  </office:meta>
</office:document-meta>
</file>